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0.905cm" style:rel-column-width="513*"/>
    </style:style>
    <style:style style:name="Tabella1.B" style:family="table-column">
      <style:table-column-properties style:column-width="16.095cm" style:rel-column-width="9125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0.905cm" style:rel-column-width="513*"/>
    </style:style>
    <style:style style:name="Tabella2.B" style:family="table-column">
      <style:table-column-properties style:column-width="16.095cm" style:rel-column-width="9125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14" style:family="table-row">
      <style:table-row-properties style:min-row-height="0.96cm"/>
    </style:style>
    <style:style style:name="P1" style:family="paragraph" style:parent-style-name="Standard">
      <style:text-properties fo:font-size="16pt" fo:font-weight="bold" officeooo:rsid="001e79ba" officeooo:paragraph-rsid="001e79ba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e79ba" officeooo:paragraph-rsid="0029a439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fo:font-weight="normal" officeooo:rsid="002ad428" officeooo:paragraph-rsid="002ad428" style:font-size-asian="14pt" style:font-weight-asian="normal" style:font-size-complex="16pt" style:font-weight-complex="normal"/>
    </style:style>
    <style:style style:name="P4" style:family="paragraph" style:parent-style-name="Standard">
      <style:text-properties fo:font-size="14pt" fo:font-weight="normal" officeooo:rsid="001f3a81" officeooo:paragraph-rsid="001e79ba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23dac5" officeooo:paragraph-rsid="0023dac5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font-weight="normal" officeooo:rsid="002aa0b8" officeooo:paragraph-rsid="002aa0b8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font-weight="normal" officeooo:rsid="002ad428" officeooo:paragraph-rsid="002ad428" style:font-size-asian="12.25pt" style:font-weight-asian="normal" style:font-size-complex="14pt" style:font-weight-complex="normal"/>
    </style:style>
    <style:style style:name="P8" style:family="paragraph" style:parent-style-name="Table_20_Contents">
      <style:text-properties fo:font-size="16pt" officeooo:rsid="001e79ba" officeooo:paragraph-rsid="001e79ba" style:font-size-asian="14pt" style:font-size-complex="16pt"/>
    </style:style>
    <style:style style:name="P9" style:family="paragraph" style:parent-style-name="Table_20_Contents">
      <style:text-properties fo:font-size="16pt" officeooo:rsid="00245631" officeooo:paragraph-rsid="00245631" style:font-size-asian="14pt" style:font-size-complex="16pt"/>
    </style:style>
    <style:style style:name="P10" style:family="paragraph" style:parent-style-name="Table_20_Contents">
      <style:text-properties fo:font-size="16pt" officeooo:rsid="0025b489" officeooo:paragraph-rsid="0025b489" style:font-size-asian="14pt" style:font-size-complex="16pt"/>
    </style:style>
    <style:style style:name="P11" style:family="paragraph" style:parent-style-name="Table_20_Contents">
      <style:text-properties fo:font-size="16pt" officeooo:rsid="0026fbe3" officeooo:paragraph-rsid="0026fbe3" style:font-size-asian="14pt" style:font-size-complex="16pt"/>
    </style:style>
    <style:style style:name="P12" style:family="paragraph" style:parent-style-name="Table_20_Contents">
      <style:text-properties fo:font-size="16pt" officeooo:rsid="00287f73" officeooo:paragraph-rsid="00287f73" style:font-size-asian="14pt" style:font-size-complex="16pt"/>
    </style:style>
    <style:style style:name="P13" style:family="paragraph" style:parent-style-name="Table_20_Contents">
      <style:text-properties fo:font-size="16pt" officeooo:rsid="002ad428" officeooo:paragraph-rsid="002ad428" style:font-size-asian="14pt" style:font-size-complex="16pt"/>
    </style:style>
    <style:style style:name="P14" style:family="paragraph" style:parent-style-name="Table_20_Contents">
      <style:text-properties fo:font-size="16pt" officeooo:rsid="002c3bab" officeooo:paragraph-rsid="002c3bab" style:font-size-asian="14pt" style:font-size-complex="16pt"/>
    </style:style>
    <style:style style:name="P15" style:family="paragraph" style:parent-style-name="Table_20_Contents">
      <style:text-properties fo:font-size="16pt" officeooo:rsid="002c3bab" officeooo:paragraph-rsid="002db927" style:font-size-asian="14pt" style:font-size-complex="16pt"/>
    </style:style>
    <style:style style:name="P16" style:family="paragraph" style:parent-style-name="Table_20_Contents">
      <style:text-properties officeooo:rsid="002ad428" officeooo:paragraph-rsid="002ad428"/>
    </style:style>
    <style:style style:name="T1" style:family="text">
      <style:text-properties officeooo:rsid="0026fbe3"/>
    </style:style>
    <style:style style:name="T2" style:family="text">
      <style:text-properties officeooo:rsid="002ad428"/>
    </style:style>
    <style:style style:name="T3" style:family="text">
      <style:text-properties fo:font-size="16pt" style:font-size-asian="14pt" style:font-size-complex="16pt"/>
    </style:style>
    <style:style style:name="T4" style:family="text">
      <style:text-properties officeooo:rsid="002db92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crizione dell’applicazione</text:p>
      <text:p text:style-name="P2"/>
      <text:p text:style-name="P6">L’applicazione, intitolata “Cacciatori di Voti”, vuole essere una caccia al tesoro dove il premio è un esame “sostenuto” nell’università di Tor Vergata. Gli esami, divisi per corso di Laurea, corrispondono a materie scelte casualmente da un server remoto che le invia ai dispositivi di ogni utente.</text:p>
      <text:p text:style-name="P6">L’applicazione, al primo avvio, permette all’utente di scegliere un corso di laurea e di ricevere, quindi, gli esami ad esso inerenti. Tutti gli utenti riceveranno gli stessi esami e potranno concorrere alla loro cattura in intervalli di tempo condivisi.</text:p>
      <text:p text:style-name="P6">L’applicazione conterrà inoltre varie informazioni sugli esami “cattur<text:span text:style-name="T2">a</text:span>ti” dagli utenti, <text:s/><text:span text:style-name="T2">nella forma di un libretto universitario e di una classifica.</text:span></text:p>
      <text:p text:style-name="P7">L’applicazione consentirà all’utente di vedere dove la materia è stata generata tramite una mappa.</text:p>
      <text:p text:style-name="P7"/>
      <text:p text:style-name="P1">User Needs</text:p>
      <text:p text:style-name="P1"/>
      <text:p text:style-name="P5">L’utente vuole:</text:p>
      <text:p text:style-name="P1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8">1</text:p>
          </table:table-cell>
          <table:table-cell table:style-name="Tabella1.B1" office:value-type="string">
            <text:p text:style-name="P9">Poter scegliere una laurea</text:p>
          </table:table-cell>
        </table:table-row>
        <table:table-row>
          <table:table-cell table:style-name="Tabella1.A2" office:value-type="string">
            <text:p text:style-name="P8">2</text:p>
          </table:table-cell>
          <table:table-cell table:style-name="Tabella1.B2" office:value-type="string">
            <text:p text:style-name="P9">Inserire un nome che verrà visualizzato nel suo libretto universitario</text:p>
          </table:table-cell>
        </table:table-row>
        <table:table-row>
          <table:table-cell table:style-name="Tabella1.A2" office:value-type="string">
            <text:p text:style-name="P8">3</text:p>
          </table:table-cell>
          <table:table-cell table:style-name="Tabella1.B2" office:value-type="string">
            <text:p text:style-name="P10"><text:span text:style-name="T1">Ricevere</text:span> una materia da catturare in base alla laurea scelta</text:p>
          </table:table-cell>
        </table:table-row>
        <table:table-row>
          <table:table-cell table:style-name="Tabella1.A2" office:value-type="string">
            <text:p text:style-name="P8">4</text:p>
          </table:table-cell>
          <table:table-cell table:style-name="Tabella1.B2" office:value-type="string">
            <text:p text:style-name="P11">Vedere la posizione della materia</text:p>
          </table:table-cell>
        </table:table-row>
        <table:table-row>
          <table:table-cell table:style-name="Tabella1.A2" office:value-type="string">
            <text:p text:style-name="P12">5</text:p>
          </table:table-cell>
          <table:table-cell table:style-name="Tabella1.B2" office:value-type="string">
            <text:p text:style-name="P12">Catturare la materia andando nella posizione in cui è stata generata</text:p>
          </table:table-cell>
        </table:table-row>
        <table:table-row>
          <table:table-cell table:style-name="Tabella1.A2" office:value-type="string">
            <text:p text:style-name="P12">6</text:p>
          </table:table-cell>
          <table:table-cell table:style-name="Tabella1.B2" office:value-type="string">
            <text:p text:style-name="P11">Vedere il tempo di vita rimanente della materia</text:p>
          </table:table-cell>
        </table:table-row>
        <table:table-row>
          <table:table-cell table:style-name="Tabella1.A2" office:value-type="string">
            <text:p text:style-name="P12">7</text:p>
          </table:table-cell>
          <table:table-cell table:style-name="Tabella1.B2" office:value-type="string">
            <text:p text:style-name="P11">Visualizzare informazioni sulla materia che vuole catturare</text:p>
          </table:table-cell>
        </table:table-row>
        <table:table-row>
          <table:table-cell table:style-name="Tabella1.A2" office:value-type="string">
            <text:p text:style-name="P12">8</text:p>
          </table:table-cell>
          <table:table-cell table:style-name="Tabella1.B2" office:value-type="string">
            <text:p text:style-name="P12">Visualizzare le materie da lui catturate</text:p>
          </table:table-cell>
        </table:table-row>
        <table:table-row>
          <table:table-cell table:style-name="Tabella1.A2" office:value-type="string">
            <text:p text:style-name="P12">9</text:p>
          </table:table-cell>
          <table:table-cell table:style-name="Tabella1.B2" office:value-type="string">
            <text:p text:style-name="P12">Avere un resoconto sui crediti totali e materie totali catturate</text:p>
          </table:table-cell>
        </table:table-row>
        <table:table-row>
          <table:table-cell table:style-name="Tabella1.A2" office:value-type="string">
            <text:p text:style-name="P12">10</text:p>
          </table:table-cell>
          <table:table-cell table:style-name="Tabella1.B2" office:value-type="string">
            <text:p text:style-name="P12">Accorgersi quando ottiene tutte le materie di una laurea</text:p>
          </table:table-cell>
        </table:table-row>
        <table:table-row>
          <table:table-cell table:style-name="Tabella1.A2" office:value-type="string">
            <text:p text:style-name="P12">11</text:p>
          </table:table-cell>
          <table:table-cell table:style-name="Tabella1.B2" office:value-type="string">
            <text:p text:style-name="P12">Osservare i suoi tempi di cattura delle materie</text:p>
          </table:table-cell>
        </table:table-row>
      </table:table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Requisiti</text:p>
      <text:p text:style-name="P1"/>
      <text:p text:style-name="P3">Il sistema deve:</text:p>
      <text:p text:style-name="P3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8">1</text:p>
          </table:table-cell>
          <table:table-cell table:style-name="Tabella2.B1" office:value-type="string">
            <text:p text:style-name="P13">Salvare il corso di laurea di ogni utente</text:p>
          </table:table-cell>
        </table:table-row>
        <table:table-row>
          <table:table-cell table:style-name="Tabella2.A2" office:value-type="string">
            <text:p text:style-name="P8">2</text:p>
          </table:table-cell>
          <table:table-cell table:style-name="Tabella2.B2" office:value-type="string">
            <text:p text:style-name="P13">Salvare il nome di ogni utente</text:p>
          </table:table-cell>
        </table:table-row>
        <table:table-row>
          <table:table-cell table:style-name="Tabella2.A2" office:value-type="string">
            <text:p text:style-name="P8">3</text:p>
          </table:table-cell>
          <table:table-cell table:style-name="Tabella2.B2" office:value-type="string">
            <text:p text:style-name="P13">Mostrare all’utente la rarità della materia</text:p>
          </table:table-cell>
        </table:table-row>
        <table:table-row>
          <table:table-cell table:style-name="Tabella2.A2" office:value-type="string">
            <text:p text:style-name="P8">4</text:p>
          </table:table-cell>
          <table:table-cell table:style-name="Tabella2.B2" office:value-type="string">
            <text:p text:style-name="P13">Mostrare all’utente il tempo di vita della materia</text:p>
          </table:table-cell>
        </table:table-row>
        <table:table-row>
          <table:table-cell table:style-name="Tabella2.A2" office:value-type="string">
            <text:p text:style-name="P13">5</text:p>
          </table:table-cell>
          <table:table-cell table:style-name="Tabella2.B2" office:value-type="string">
            <text:p text:style-name="P13">Mostrare all’utente la posizione della materia</text:p>
          </table:table-cell>
        </table:table-row>
        <table:table-row>
          <table:table-cell table:style-name="Tabella2.A2" office:value-type="string">
            <text:p text:style-name="P13">6</text:p>
          </table:table-cell>
          <table:table-cell table:style-name="Tabella2.B2" office:value-type="string">
            <text:p text:style-name="P13">Riconoscere la posizione dell’utente in ogni momento</text:p>
          </table:table-cell>
        </table:table-row>
        <table:table-row>
          <table:table-cell table:style-name="Tabella2.A2" office:value-type="string">
            <text:p text:style-name="P13">7</text:p>
          </table:table-cell>
          <table:table-cell table:style-name="Tabella2.B2" office:value-type="string">
            <text:p text:style-name="P13">Far catturare la materia quando l’utente si trova a meno di 15m da essa</text:p>
          </table:table-cell>
        </table:table-row>
        <table:table-row>
          <table:table-cell table:style-name="Tabella2.A2" office:value-type="string">
            <text:p text:style-name="P13">8</text:p>
          </table:table-cell>
          <table:table-cell table:style-name="Tabella2.B2" office:value-type="string">
            <text:p text:style-name="P13">Mostrare all’utente i voti da lui già catturati</text:p>
          </table:table-cell>
        </table:table-row>
        <table:table-row>
          <table:table-cell table:style-name="Tabella2.A2" office:value-type="string">
            <text:p text:style-name="P13">9</text:p>
          </table:table-cell>
          <table:table-cell table:style-name="Tabella2.B2" office:value-type="string">
            <text:p text:style-name="P13">Mostrare i voti da lui catturati in una classifica organizzata per tempo di cattura</text:p>
          </table:table-cell>
        </table:table-row>
        <table:table-row>
          <table:table-cell table:style-name="Tabella2.A2" office:value-type="string">
            <text:p text:style-name="P13">10</text:p>
          </table:table-cell>
          <table:table-cell table:style-name="Tabella2.B2" office:value-type="string">
            <text:p text:style-name="P13">Avvisare l’utente se viene generato una nuova materia</text:p>
          </table:table-cell>
        </table:table-row>
        <table:table-row>
          <table:table-cell table:style-name="Tabella2.A2" office:value-type="string">
            <text:p text:style-name="P13">11</text:p>
          </table:table-cell>
          <table:table-cell table:style-name="Tabella2.B2" office:value-type="string">
            <text:p text:style-name="P16"><text:span text:style-name="T3">Dare una laurea quando l’utente raggiunge 180 crediti di materie catturate</text:span></text:p>
          </table:table-cell>
        </table:table-row>
        <table:table-row>
          <table:table-cell table:style-name="Tabella2.A2" office:value-type="string">
            <text:p text:style-name="P14">12</text:p>
          </table:table-cell>
          <table:table-cell table:style-name="Tabella2.B2" office:value-type="string">
            <text:p text:style-name="P14">Mostrare all’utente i crediti totali catturati</text:p>
          </table:table-cell>
        </table:table-row>
        <table:table-row>
          <table:table-cell table:style-name="Tabella2.A2" office:value-type="string">
            <text:p text:style-name="P14">13</text:p>
          </table:table-cell>
          <table:table-cell table:style-name="Tabella2.B2" office:value-type="string">
            <text:p text:style-name="P14">Mostrare all’utente il numero di esami catturati</text:p>
          </table:table-cell>
        </table:table-row>
        <table:table-row table:style-name="Tabella2.14">
          <table:table-cell table:style-name="Tabella2.A2" office:value-type="string">
            <text:p text:style-name="P14">14 </text:p>
          </table:table-cell>
          <table:table-cell table:style-name="Tabella2.B2" office:value-type="string">
            <text:p text:style-name="P14">Fornire a tutti gli utenti con lo stesso corso di laurea la stessa materia nello stesso intervallo di tempo</text:p>
          </table:table-cell>
        </table:table-row>
        <table:table-row table:style-name="Tabella2.14">
          <table:table-cell table:style-name="Tabella2.A2" office:value-type="string">
            <text:p text:style-name="P14">15 <text:s text:c="2"/></text:p>
          </table:table-cell>
          <table:table-cell table:style-name="Tabella2.B2" office:value-type="string">
            <text:p text:style-name="P14">Evitare di fornire la stessa materia in intervalli di tempo consecutivi</text:p>
          </table:table-cell>
        </table:table-row>
        <table:table-row table:style-name="Tabella2.14">
          <table:table-cell table:style-name="Tabella2.A2" office:value-type="string">
            <text:p text:style-name="P14">16 <text:s/></text:p>
          </table:table-cell>
          <table:table-cell table:style-name="Tabella2.B2" office:value-type="string">
            <text:p text:style-name="P14">Evitare di fornire una materia con la stessa posizione in intervalli di tempo consecutivi</text:p>
          </table:table-cell>
        </table:table-row>
        <table:table-row table:style-name="Tabella2.14">
          <table:table-cell table:style-name="Tabella2.A2" office:value-type="string">
            <text:p text:style-name="P14">17 </text:p>
          </table:table-cell>
          <table:table-cell table:style-name="Tabella2.B2" office:value-type="string">
            <text:p text:style-name="P14">Generare una nuova materia ogni 1 ora (tempo variabile).</text:p>
          </table:table-cell>
        </table:table-row>
        <table:table-row table:style-name="Tabella2.14">
          <table:table-cell table:style-name="Tabella2.A2" office:value-type="string">
            <text:p text:style-name="P14">18 </text:p>
          </table:table-cell>
          <table:table-cell table:style-name="Tabella2.B2" office:value-type="string">
            <text:p text:style-name="P14">Poter recuperare la materia finché è in vita anche in caso di malfunzionamenti</text:p>
          </table:table-cell>
        </table:table-row>
        <table:table-row table:style-name="Tabella2.14">
          <table:table-cell table:style-name="Tabella2.A2" office:value-type="string">
            <text:p text:style-name="P14">19</text:p>
          </table:table-cell>
          <table:table-cell table:style-name="Tabella2.B2" office:value-type="string">
            <text:p text:style-name="P15">Generare un materia di tipo comune ad ogni intervallo di tempo con probabilità del <text:span text:style-name="T4">40,64%</text:span></text:p>
          </table:table-cell>
        </table:table-row>
        <table:table-row table:style-name="Tabella2.14">
          <table:table-cell table:style-name="Tabella2.A2" office:value-type="string">
            <text:p text:style-name="P14">20</text:p>
          </table:table-cell>
          <table:table-cell table:style-name="Tabella2.B2" office:value-type="string">
            <text:p text:style-name="P14">Generare un materia di tipo rara ad ogni intervallo di tempo con probabilità del <text:span text:style-name="T4">28,2%</text:span></text:p>
          </table:table-cell>
        </table:table-row>
        <text:soft-page-break/>
        <table:table-row table:style-name="Tabella2.14">
          <table:table-cell table:style-name="Tabella2.A2" office:value-type="string">
            <text:p text:style-name="P14">21</text:p>
          </table:table-cell>
          <table:table-cell table:style-name="Tabella2.B2" office:value-type="string">
            <text:p text:style-name="P14">Generare un materia di tipo <text:span text:style-name="T4">mitica</text:span> ad ogni intervallo di tempo con probabilità del <text:span text:style-name="T4">15,62%</text:span></text:p>
          </table:table-cell>
        </table:table-row>
        <table:table-row table:style-name="Tabella2.14">
          <table:table-cell table:style-name="Tabella2.A2" office:value-type="string">
            <text:p text:style-name="P14">22</text:p>
          </table:table-cell>
          <table:table-cell table:style-name="Tabella2.B2" office:value-type="string">
            <text:p text:style-name="P15">Generare un materia di tipo <text:span text:style-name="T4">epica</text:span> ad ogni intervallo di tempo con probabilità del <text:span text:style-name="T4">9,37%</text:span></text:p>
          </table:table-cell>
        </table:table-row>
        <table:table-row table:style-name="Tabella2.14">
          <table:table-cell table:style-name="Tabella2.A2" office:value-type="string">
            <text:p text:style-name="P14">23</text:p>
          </table:table-cell>
          <table:table-cell table:style-name="Tabella2.B2" office:value-type="string">
            <text:p text:style-name="P15">Generare un materia di tipo leggendaria ad ogni intervallo di tempo con probabilità del <text:span text:style-name="T4">6,25%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17:50:54.736906518</meta:creation-date>
    <dc:date>2019-06-18T19:01:12.018649423</dc:date>
    <meta:editing-duration>PT39M42S</meta:editing-duration>
    <meta:editing-cycles>13</meta:editing-cycles>
    <meta:generator>LibreOffice/5.1.6.2$Linux_X86_64 LibreOffice_project/10m0$Build-2</meta:generator>
    <meta:document-statistic meta:table-count="2" meta:image-count="0" meta:object-count="0" meta:page-count="3" meta:paragraph-count="77" meta:word-count="501" meta:character-count="3037" meta:non-whitespace-character-count="2604"/>
  </office:meta>
</office:document-meta>
</file>